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10000001000007DE000005CC966D3A0D.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988dc1"/>
    </style:style>
    <style:style style:name="P27" style:family="paragraph" style:parent-style-name="Standard">
      <style:text-properties officeooo:paragraph-rsid="008cbce2"/>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paragraph-properties fo:keep-with-next="always"/>
    </style:style>
    <style:style style:name="P30" style:family="paragraph" style:parent-style-name="Grafik" style:master-page-name="">
      <style:paragraph-properties fo:orphans="0" fo:widows="0" style:page-number="auto"/>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paragraph-properties fo:text-align="justify" style:justify-single-word="false"/>
    </style:style>
    <style:style style:name="P4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officeooo:paragraph-rsid="0001de01"/>
    </style:style>
    <style:style style:name="P43" style:family="paragraph" style:parent-style-name="Opa">
      <style:paragraph-properties fo:text-align="center" style:justify-single-word="false"/>
      <style:text-properties style:use-window-font-color="true" loext:opacity="0%" style:font-name="HeartMatrixed"/>
    </style:style>
    <style:style style:name="P44" style:family="paragraph" style:parent-style-name="Opa">
      <style:text-properties style:use-window-font-color="true" loext:opacity="0%" style:font-name="HeartMatrixed"/>
    </style:style>
    <style:style style:name="P45" style:family="paragraph" style:parent-style-name="Grafik" style:master-page-name="">
      <style:paragraph-properties fo:orphans="0" fo:widows="0" style:page-number="auto" fo:keep-with-next="auto"/>
      <style:text-properties officeooo:paragraph-rsid="00be5588"/>
    </style:style>
    <style:style style:name="P46"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993ee3"/>
    </style:style>
    <style:style style:name="T20" style:family="text">
      <style:text-properties officeooo:rsid="00a7fed2"/>
    </style:style>
    <style:style style:name="T21" style:family="text">
      <style:text-properties officeooo:rsid="008cbce2"/>
    </style:style>
    <style:style style:name="T22" style:family="text">
      <style:text-properties officeooo:rsid="008e7c3b"/>
    </style:style>
    <style:style style:name="T23" style:family="text">
      <style:text-properties style:text-underline-style="none" fo:font-weight="normal" style:font-weight-asian="normal" style:font-weight-complex="normal"/>
    </style:style>
    <style:style style:name="T24" style:family="text">
      <style:text-properties officeooo:rsid="00019f0b"/>
    </style:style>
    <style:style style:name="T25" style:family="text">
      <style:text-properties officeooo:rsid="00acb85d"/>
    </style:style>
    <style:style style:name="T26" style:family="text">
      <style:text-properties officeooo:rsid="00ae1aac"/>
    </style:style>
    <style:style style:name="T27" style:family="text">
      <style:text-properties officeooo:rsid="006b1bc6"/>
    </style:style>
    <style:style style:name="T28" style:family="text">
      <style:text-properties officeooo:rsid="007e3153"/>
    </style:style>
    <style:style style:name="T29" style:family="text">
      <style:text-properties officeooo:rsid="007c3de4"/>
    </style:style>
    <style:style style:name="T30"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1" style:family="text">
      <style:text-properties officeooo:rsid="0001de01"/>
    </style:style>
    <style:style style:name="T32" style:family="text">
      <style:text-properties officeooo:rsid="000a49e7"/>
    </style:style>
    <style:style style:name="T33" style:family="text">
      <style:text-properties officeooo:rsid="000a9764"/>
    </style:style>
    <style:style style:name="T34" style:family="text">
      <style:text-properties style:font-name="JetBrains Mono1" fo:font-size="10pt"/>
    </style:style>
    <style:style style:name="T35" style:family="text">
      <style:text-properties officeooo:rsid="00027eca"/>
    </style:style>
    <style:style style:name="T36" style:family="text">
      <style:text-properties officeooo:rsid="000658db"/>
    </style:style>
    <style:style style:name="T37" style:family="text">
      <style:text-properties officeooo:rsid="00075217"/>
    </style:style>
    <style:style style:name="T38" style:family="text">
      <style:text-properties officeooo:rsid="0081c7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2">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25cm" draw:z-index="2"><draw:image xlink:href="Pictures/10000001000007DE000005CC966D3A0D.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Alle Planeten haben zu Spielbeginn eine Kampfstärke von 100%. Sie können die Kampfstärken Ihrer Planeten auf 150% und 200% erhöhen. Wenn Sie einen Angriff starten, erhalten Ihre Kampfschiffe <text:span text:style-name="T19">die</text:span> Kampf<text:span text:style-name="T19">stärke</text:span> des Startplaneten. Der Verteidiger bekommt <text:span text:style-name="T20">die</text:span> Kampf<text:span text:style-name="T19">stärke</text:span> des angegriffenen Planeten.</text:p>
      <text:p text:style-name="P26">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6">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1">bernehmen</text:span> dessen Kampf<text:span text:style-name="T21">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7">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1">bernehmen</text:span> nicht <text:span text:style-name="T21">die</text:span> Kampf<text:span text:style-name="T21">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8">Raumschiffe, deren Ziel, Besitzer, Stärke, Modus (Einsatz/Transfer) usw. sind für alle Spieler sichtbar, sobald sie unterwegs sind, nicht jedoch <text:span text:style-name="T22">die</text:span> Kampf<text:span text:style-name="T22">stärke</text:span> von Kampfschiffen. Außerdem sehen alle Spieler, wo sich Minenfelder und das Schwarze Loch befinden und auf welchen Planeten wieviele Kampfschiffe vorhanden sind.</text:p>
      <text:p text:style-name="P28">Nur für die Besitzer der Planeten sichtbar sind deren Produktionsdaten, die Anzahl der Abwehrkampfschiffe, $-Vorrat, <text:span text:style-name="T22">die</text:span> Kampf<text:span text:style-name="T22">stärke</text:span>, die dort vorhandenen übrigen Raumschifftypen und Bündnisse. Andere Spieler können diese Informationen sehen, wenn sie einen Spion auf dem Planeten haben oder Mitglied eines Bündnisses sind.</text:p>
      <text:p text:style-name="Standard"><text:span text:style-name="T23">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9">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30"><draw:frame draw:style-name="fr1" draw:name="Bild2" text:anchor-type="char" svg:width="17cm" svg:height="12.525cm" draw:z-index="3"><draw:image xlink:href="Pictures/10000001000007DE000005CC966D3A0D.png" xlink:type="simple" xlink:show="embed" xlink:actuate="onLoad" draw:mime-type="image/png"/></draw:frame>Der VEGA-Bildschirm</text:p>
      <text:p text:style-name="Standard">Der VEGA-Bildschirm ist in drei Bereiche unterteilt:</text:p>
      <text:list text:style-name="L3">
        <text:list-item>
          <text:p text:style-name="P31">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1">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1"><text:soft-page-break/>Frei verfügbare Kampfschiffe auf den Planeten, ohne Abwehrkampfschiffe.</text:p>
            </text:list-item>
            <text:list-item>
              <text:p text:style-name="P31">Alle Raumschiffe, die momentan unterwegs sind, geordnet nach Ankunftsdatum.</text:p>
            </text:list-item>
            <text:list-item>
              <text:p text:style-name="P31">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1">Andere Raumschifftypen außer Kampfschiffe</text:p>
                </text:list-item>
                <text:list-item>
                  <text:p text:style-name="P31">Planetenproduktionsdaten und $-Vorräte</text:p>
                </text:list-item>
                <text:list-item>
                  <text:p text:style-name="P31">Abwehrkampfschiffe</text:p>
                </text:list-item>
                <text:list-item>
                  <text:p text:style-name="P31">Bündnisse</text:p>
                </text:list-item>
              </text:list>
            </text:list-item>
          </text:list>
        </text:list-item>
        <text:list-item>
          <text:p text:style-name="P31">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text:soft-page-break/>Bestenliste auf dem VEGA Server: Sehen Sie sich hier die Bestenliste auf dem VEGA Server an.</text:p>
        </text:list-item>
        <text:list-item>
          <text:p text:style-name="P32">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4">Einstellungen</text:span>: <text:span text:style-name="T24">Verwalten </text:span>Sie die Zugangsdaten für <text:span text:style-name="T24">verschiedene</text:span> VEGA Server <text:span text:style-name="T24">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8">Fertig: Damit schließen Sie Ihre Zugeingabe ab. Danach gibt es kein Zurück mehr, und die Raumschiffe fliegen unwiderruflich ihrem Ziel entgegen.</text:p>
        </text:list-item>
        <text:list-item>
          <text:p text:style-name="P38">Undo: Sie können alle Spielzüge eines Jahres schrittweise rückgängig machen und wieder ins Hauptmenü zurückgelangen.</text:p>
        </text:list-item>
        <text:list-item>
          <text:p text:style-name="P38">Kampfschiffe / Bündnisflotte / Spion / Patrouille / Transporter / Mine / Minenräumer: Damit starten Sie Raumschiffe des gewählten Typs.</text:p>
        </text:list-item>
        <text:list-item>
          <text:p text:style-name="P38"><text:soft-page-break/>Planet: Hier sehen Sie die Daten eines Planeten. Sie können die $-Produktion ändern, <text:span text:style-name="T25">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8">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8">Mehr...: Einige Menüpunkte wurden aus Platzgründen in ein weiteres Menü ausgelagert:</text:p>
          <text:list>
            <text:list-item>
              <text:p text:style-name="P3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6">die Kampfstärke, </text:span>die $-Vorräte und noch nicht gestartete Raumschiffe. Die Kapitulation wird zu Beginn der Auswertung umgesetzt.</text:p>
            </text:list-item>
            <text:list-item>
              <text:p text:style-name="P38">Raumschiffe aus-/einblenden: Um auf dem Spielfeld die Dichte der dargestellten Informationen zu reduzieren, können Sie die Raumschiffe einzelner oder aller Spieler während Ihrer Zugeingabe aus- und einblenden.</text:p>
            </text:list-item>
            <text:list-item>
              <text:p text:style-name="P38">Statistik: Hier können Sie, wie im Hauptmenü, die Entwicklung von Punkten, Kampfschiffen und Planeten über die letzten Jahre sehen.</text:p>
            </text:list-item>
            <text:list-item>
              <text:p text:style-name="P3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8">Kampfsimulation: Hier können Sie den Kampfalgorithmus von VEGA <text:span text:style-name="T27">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9">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8">Hier</text:span></text:a> <text:span text:style-name="T28">finden</text:span><text:span text:style-name="T29"> Sie den neusten VEGA-Build</text:span>. <text:span text:style-name="T29">Laden Sie die </text:span>ZIP-Datei <text:span text:style-name="T29">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9">Öffnen Sie den Windows Explorer und suchen Sie nach der Datei "javaw.exe". Diese finden Sie im Unterordner "bin" im Installationsverzeichnis Ihres Java JDK/JRE.</text:p>
        </text:list-item>
        <text:list-item>
          <text:p text:style-name="P39">Klicken Sie mit der rechten Maustaste auf die Datei "javaw.exe" und wählen Sie "Eigenschaften".</text:p>
        </text:list-item>
        <text:list-item>
          <text:p text:style-name="P39">Im Tabreiter "Kompatibilität" ändern Sie die Einstellungen für hohe DPI-Einstellungen wie folgt:</text:p>
          <text:p text:style-name="P39"><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0"><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0">PDF-Dokumente, wie diese Spielanleitung, die Inventur eines Spielers oder die Distanzmatrix, öffnen sich nur auf dem Bildschirm (VEGA oder VEGA Display), auf dem sie der Benutzer angefordert hat.</text:p>
      <text:p text:style-name="P40">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1" text:outline-level="2"><text:bookmark-start text:name="__RefHeading___Toc2250_3420781316"/>Einrichten eines <text:span text:style-name="T30">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1">Einstellungen</text:span>". Beim ersten <text:span text:style-name="T31">Start müssen Sie ein Passwort für die Zugangsdaten vergeben. Importieren </text:span><text:span text:style-name="T32">Sie </text:span><text:span text:style-name="T31">zunächst unter "Zugangsdaten &gt; + &gt; Aktiver User aus einer Datei"</text:span> die Admin-<text:span text:style-name="T31">Zugangsdaten</text:span>. Diese <text:span text:style-name="T31">wurden beim Einrichten des </text:span>VEGA Server<text:span text:style-name="T31">s ins Verzeichnis</text:span> "ServerData" <text:span text:style-name="T31">in die</text:span> Datei "_ADMIN_[ServerUrl]_[ServerPort]" <text:span text:style-name="T31">geschrieben.</text:span></text:p>
      <text:p text:style-name="Standard">Im Tab "Server<text:span text:style-name="T31">verwaltung</text:span>" finden Sie Informationen über den Server. <text:span text:style-name="T31">Dort können Sie auch User auf dem Server </text:span><text:span text:style-name="T33">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1">vereinbaren Sie mit dem </text:span>zukünftige<text:span text:style-name="T34">n User ein Ak</text:span>tivierungspasswort.</text:p>
      <text:p text:style-name="P42">Als Admin navigieren Sie im Programm Vega.ja<text:span text:style-name="T34">r in die Menüli</text:span>ste zu "Einstellungen &gt; VEGA Server-<text:span text:style-name="T31">Einstellungen</text:span> &gt; <text:span text:style-name="T31">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5">In der Serververwaltung </text:span>können Sie Name und E-Mail <text:span text:style-name="T36">von Usern </text:span>ändern, nicht jedoch <text:span text:style-name="T36">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7">Ein</text:span> User, <text:span text:style-name="T37">den Sie</text:span> vom Server <text:span text:style-name="T35">löschen</text:span>, <text:span text:style-name="T35">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8">D</text:span>er VEGA Server <text:span text:style-name="T38">legt </text:span>seine User- und Spieldaten in Unterverzeichnissen des Verzeichnisses "<text:span text:style-name="T38">data/</text:span>ServerData" <text:span text:style-name="T38">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5">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3">--++&gt;&gt;-o-&lt;&lt;++--</text:p>
      <text:p text:style-name="P4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4">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3">--++&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5"><draw:frame draw:style-name="fr2"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46"><draw:frame draw:style-name="fr2" draw:name="Grafik5" text:anchor-type="paragraph" svg:width="11.763cm" svg:height="8.733cm" draw:z-index="12"><draw:image xlink:href="Pictures/1000000100000500000003BE2CE27E25.png" xlink:type="simple" xlink:show="embed" xlink:actuate="onLoad" draw:mime-type="image/png"/></draw:frame>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9T05:11:02.706144530</dc:date>
    <meta:editing-duration>P20DT22H56M50S</meta:editing-duration>
    <meta:editing-cycles>1782</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76" meta:character-count="51049" meta:non-whitespace-character-count="43301"/>
  </office:meta>
</office:document-meta>
</file>